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5e8" officeooo:paragraph-rsid="001745e8"/>
    </style:style>
    <style:style style:name="P2" style:family="paragraph" style:parent-style-name="Standard">
      <style:text-properties officeooo:rsid="001745e8" officeooo:paragraph-rsid="00221513"/>
    </style:style>
    <style:style style:name="P3" style:family="paragraph" style:parent-style-name="Standard">
      <style:text-properties officeooo:rsid="0022b131" officeooo:paragraph-rsid="0022b131"/>
    </style:style>
    <style:style style:name="P4" style:family="paragraph" style:parent-style-name="Standard">
      <style:text-properties officeooo:rsid="0025f615" officeooo:paragraph-rsid="0025f615"/>
    </style:style>
    <style:style style:name="P5" style:family="paragraph" style:parent-style-name="Standard">
      <style:text-properties style:text-underline-style="solid" style:text-underline-width="auto" style:text-underline-color="font-color" officeooo:rsid="0025f615" officeooo:paragraph-rsid="0025f615"/>
    </style:style>
    <style:style style:name="P6" style:family="paragraph" style:parent-style-name="Standard">
      <style:text-properties style:text-underline-style="solid" style:text-underline-width="auto" style:text-underline-color="font-color" officeooo:rsid="0022b131" officeooo:paragraph-rsid="0022b131"/>
    </style:style>
    <style:style style:name="P7" style:family="paragraph" style:parent-style-name="Standard">
      <style:text-properties style:text-underline-style="solid" style:text-underline-width="auto" style:text-underline-color="font-color" officeooo:rsid="00271d47" officeooo:paragraph-rsid="00271d47"/>
    </style:style>
    <style:style style:name="P8" style:family="paragraph" style:parent-style-name="Standard">
      <style:text-properties style:text-underline-style="solid" style:text-underline-width="auto" style:text-underline-color="font-color" officeooo:rsid="001745e8" officeooo:paragraph-rsid="001745e8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87673" officeooo:paragraph-rsid="00287673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1745e8" officeooo:paragraph-rsid="001745e8"/>
    </style:style>
    <style:style style:name="P11" style:family="paragraph">
      <style:paragraph-properties fo:text-align="center"/>
    </style:style>
    <style:style style:name="T1" style:family="text">
      <style:text-properties officeooo:rsid="0021b1e0"/>
    </style:style>
    <style:style style:name="T2" style:family="text">
      <style:text-properties officeooo:rsid="00221513"/>
    </style:style>
    <style:style style:name="T3" style:family="text">
      <style:text-properties officeooo:rsid="002388a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921a4"/>
    </style:style>
    <style:style style:name="gr1" style:family="graphic">
      <style:graphic-properties draw:textarea-horizontal-align="justify" draw:textarea-vertical-align="middle" draw:auto-grow-height="false" fo:min-height="1.524cm" fo:min-width="4.4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7cm" fo:min-width="2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P3 GIT </text:p>
      <text:p text:style-name="P8"/>
      <text:p text:style-name="P1"><text:span text:style-name="T4">Le thème</text:span> de notre site web est le soleil.</text:p>
      <text:p text:style-name="P1"/>
      <text:p text:style-name="P8"><draw:custom-shape text:anchor-type="paragraph" draw:z-index="0" draw:name="Forme1" draw:style-name="gr1" svg:width="4.456cm" svg:height="1.525cm" svg:x="6.523cm" svg:y="1.408cm"><text:p text:style-name="P11">Page d’accueil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11" svg:width="4.456cm" svg:height="1.525cm" svg:x="6.523cm" svg:y="1.408cm"><text:p text:style-name="P11">Page d’accueil</text:p><draw:enhanced-geometry svg:viewBox="0 0 21600 21600" draw:type="rectangle" draw:enhanced-path="M 0 0 L 21600 0 21600 21600 0 21600 0 0 Z N"/></draw:custom-shape><draw:custom-shape text:anchor-type="paragraph" draw:z-index="2" draw:name="Forme1" draw:style-name="gr1" draw:text-style-name="P11" svg:width="4.456cm" svg:height="1.525cm" svg:x="1.007cm" svg:y="4.193cm"><text:p text:style-name="P11">L’histoire du soleil</text:p><draw:enhanced-geometry svg:viewBox="0 0 21600 21600" draw:type="rectangle" draw:enhanced-path="M 0 0 L 21600 0 21600 21600 0 21600 0 0 Z N"/></draw:custom-shape><draw:custom-shape text:anchor-type="paragraph" draw:z-index="3" draw:name="Forme1" draw:style-name="gr1" draw:text-style-name="P11" svg:width="4.456cm" svg:height="1.525cm" svg:x="6.562cm" svg:y="4.119cm"><text:p text:style-name="P11">Nos différentes</text:p><text:p text:style-name="P11"><text:s/>crèmes solaires</text:p><draw:enhanced-geometry svg:viewBox="0 0 21600 21600" draw:type="rectangle" draw:enhanced-path="M 0 0 L 21600 0 21600 21600 0 21600 0 0 Z N"/></draw:custom-shape><draw:custom-shape text:anchor-type="paragraph" draw:z-index="4" draw:name="Forme1" draw:style-name="gr1" draw:text-style-name="P11" svg:width="4.456cm" svg:height="1.525cm" svg:x="11.89cm" svg:y="4.156cm"><text:p text:style-name="P11">Contact</text:p><draw:enhanced-geometry svg:viewBox="0 0 21600 21600" draw:type="rectangle" draw:enhanced-path="M 0 0 L 21600 0 21600 21600 0 21600 0 0 Z N"/></draw:custom-shape><draw:custom-shape text:anchor-type="paragraph" draw:z-index="5" draw:name="Forme2" draw:style-name="gr2" svg:width="2.304cm" svg:height="2.248cm" svg:x="8.751cm" svg:y="6.346cm"><text:p text:style-name="P11">Marque </text:p><text:p text:style-name="P11">de crème </text:p><text:p text:style-name="P11">solaire 2</text:p><draw:enhanced-geometry svg:viewBox="0 0 21600 21600" draw:type="rectangle" draw:enhanced-path="M 0 0 L 21600 0 21600 21600 0 21600 0 0 Z N"/></draw:custom-shape><draw:custom-shape text:anchor-type="paragraph" draw:z-index="6" draw:name="Forme2" draw:style-name="gr2" svg:width="2.304cm" svg:height="2.248cm" svg:x="3.681cm" svg:y="6.385cm"><text:p text:style-name="P11">Les dangers</text:p><draw:enhanced-geometry svg:viewBox="0 0 21600 21600" draw:type="rectangle" draw:enhanced-path="M 0 0 L 21600 0 21600 21600 0 21600 0 0 Z N"/></draw:custom-shape><draw:custom-shape text:anchor-type="paragraph" draw:z-index="7" draw:name="Forme2" draw:style-name="gr2" svg:width="2.304cm" svg:height="2.248cm" svg:x="1.155cm" svg:y="6.384cm"><text:p text:style-name="P11">Les bienfaits</text:p><draw:enhanced-geometry svg:viewBox="0 0 21600 21600" draw:type="rectangle" draw:enhanced-path="M 0 0 L 21600 0 21600 21600 0 21600 0 0 Z N"/></draw:custom-shape><draw:custom-shape text:anchor-type="paragraph" draw:z-index="8" draw:name="Forme2" draw:style-name="gr2" svg:width="2.304cm" svg:height="2.248cm" svg:x="6.262cm" svg:y="6.346cm"><text:p text:style-name="P11"><text:s/>Marque </text:p><text:p text:style-name="P11">crème</text:p><text:p text:style-name="P11"><text:s/>solaire 1</text:p><draw:enhanced-geometry svg:viewBox="0 0 21600 21600" draw:type="rectangle" draw:enhanced-path="M 0 0 L 21600 0 21600 21600 0 21600 0 0 Z N"/></draw:custom-shape><draw:custom-shape text:anchor-type="paragraph" draw:z-index="9" draw:name="Forme2" draw:style-name="gr2" svg:width="2.304cm" svg:height="2.248cm" svg:x="-1.369cm" svg:y="6.403cm"><text:p text:style-name="P11"><text:s/>Définition/ </text:p><text:p text:style-name="P11">Description</text:p><draw:enhanced-geometry svg:viewBox="0 0 21600 21600" draw:type="rectangle" draw:enhanced-path="M 0 0 L 21600 0 21600 21600 0 21600 0 0 Z N"/></draw:custom-shape><draw:line text:anchor-type="paragraph" draw:z-index="10" draw:name="Forme3" draw:style-name="gr3" draw:text-style-name="P11" svg:x1="8.565cm" svg:y1="3.08cm" svg:x2="4.034cm" svg:y2="4.008cm"><text:p/></draw:line><draw:line text:anchor-type="paragraph" draw:z-index="11" draw:name="Forme4" draw:style-name="gr3" draw:text-style-name="P11" svg:x1="8.677cm" svg:y1="3.376cm" svg:x2="8.659cm" svg:y2="3.953cm"><text:p/></draw:line><draw:line text:anchor-type="paragraph" draw:z-index="12" draw:name="Forme5" draw:style-name="gr3" draw:text-style-name="P11" svg:x1="9.012cm" svg:y1="3.154cm" svg:x2="13.764cm" svg:y2="3.934cm"><text:p/></draw:line><draw:line text:anchor-type="paragraph" draw:z-index="13" draw:name="Forme6" draw:style-name="gr3" draw:text-style-name="P11" svg:x1="1.769cm" svg:y1="5.828cm" svg:x2="0.377cm" svg:y2="6.255cm"><text:p/></draw:line><draw:line text:anchor-type="paragraph" draw:z-index="14" draw:name="Forme7" draw:style-name="gr3" draw:text-style-name="P11" svg:x1="2.586cm" svg:y1="5.808cm" svg:x2="2.605cm" svg:y2="6.217cm"><text:p/></draw:line><draw:line text:anchor-type="paragraph" draw:z-index="15" draw:name="Forme8" draw:style-name="gr3" draw:text-style-name="P11" svg:x1="3.441cm" svg:y1="5.828cm" svg:x2="4.722cm" svg:y2="6.235cm"><text:p/></draw:line><draw:line text:anchor-type="paragraph" draw:z-index="16" draw:name="Forme9" draw:style-name="gr3" draw:text-style-name="P11" svg:x1="8.344cm" svg:y1="5.643cm" svg:x2="7.451cm" svg:y2="6.125cm"><text:p/></draw:line><draw:line text:anchor-type="paragraph" draw:z-index="17" draw:name="Forme10" draw:style-name="gr3" draw:text-style-name="P11" svg:x1="8.936cm" svg:y1="5.643cm" svg:x2="9.791cm" svg:y2="6.181cm"><text:p/></draw:line>Notre diagramm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escription des pages</text:p>
      <text:p text:style-name="P1">Page d’accueil : <text:s/>Menu, slider/images, liens vers les autres pages</text:p>
      <text:p text:style-name="P1">L’histoire du soleil : texte, image, video</text:p>
      <text:p text:style-name="P1">Nos différentes marques de crèmes : explique partenariats avec les marques, pourquoi on les a choisis, photos</text:p>
      <text:p text:style-name="P1">Contact : adresse, mail, numéro de tel, formulaire</text:p>
      <text:p text:style-name="P1">Description : toutes informations sur le soleil</text:p>
      <text:p text:style-name="P1">Les bienfaits : description des tous les bienfaits du soleil</text:p>
      <text:p text:style-name="P1">Les dangers : description de tous les dangers du soleil</text:p>
      <text:p text:style-name="P1">Marque de crème1 : Photos des <text:span text:style-name="T1">différents pro</text:span>duits <text:span text:style-name="T1">de la marque, leurs effets, conseils d’utilisation.</text:span></text:p>
      <text:p text:style-name="P2">Marque de crème<text:span text:style-name="T2">2</text:span> : Photos des <text:span text:style-name="T1">différents pro</text:span>duits <text:span text:style-name="T1">de la marque, leurs effets, conseils d’utilisation.</text:span></text:p>
      <text:p text:style-name="P2"/>
      <text:p text:style-name="P6">Les technologies utilisées :</text:p>
      <text:p text:style-name="P3">HTML CSS PHP <text:span text:style-name="T3">JAVA BOOTSTRAP MEDIAQUERIES</text:span></text:p>
      <text:p text:style-name="P3"/>
      <text:p text:style-name="P5">Planification des taches :</text:p>
      <text:p text:style-name="P4">Éloïse→ <text:span text:style-name="T5">design, responsive</text:span></text:p>
      <text:p text:style-name="P4">Damien→ <text:span text:style-name="T5">programmation du s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6:44:38.750000000</meta:creation-date>
    <dc:date>2020-03-23T17:02:04.150000000</dc:date>
    <meta:editing-duration>PT17M14S</meta:editing-duration>
    <meta:editing-cycles>2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18" meta:word-count="137" meta:character-count="867" meta:non-whitespace-character-count="746"/>
  </office:meta>
</office:document-meta>
</file>